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undlagen</text:p>
          </table:table-cell>
          <table:table-cell office:value-type="date" office:date-value="2018-08-09" calcext:value-type="date">
            <text:p>09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date" office:date-value="2018-08-12" calcext:value-type="date">
            <text:p>12.08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17" calcext:value-type="date">
            <text:p>17.08.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8" calcext:value-type="date">
            <text:p>18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ffer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SUM([.C2:.C11])" office:value-type="float" office:value="18" calcext:value-type="float">
            <text:p>18</text:p>
          </table:table-cell>
          <table:table-cell table:formula="of:=SUM([.D2:.D9])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.00.0000</text:date>, <text:time style:data-style-name="N2" text:time-value="16:52:26.5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15T16:58:13.533000000</dc:date>
    <meta:editing-duration>PT28M46S</meta:editing-duration>
    <meta:editing-cycles>10</meta:editing-cycles>
    <meta:generator>LibreOffice/5.4.7.2$Windows_X86_64 LibreOffice_project/c838ef25c16710f8838b1faec480ebba495259d0</meta:generator>
    <meta:document-statistic meta:table-count="1" meta:cell-count="45" meta:object-count="0"/>
  </office:meta>
</office:document-meta>
</file>